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362cm" svg:y="8.643cm">
          <text:p text:style-name="P6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custom-shape draw:style-name="gr10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1.016cm" svg:x="7.554cm" svg:y="17.964cm">
          <text:p text:style-name="P6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9" draw:layer="layout" svg:x1="5.699cm" svg:y1="18.526cm" svg:x2="7.604cm" svg:y2="18.526cm">
          <text:p/>
        </draw:lin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5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2.18cm" svg:x2="5.318cm" svg:y2="24.801cm">
          <text:p/>
        </draw:line>
        <draw:custom-shape draw:style-name="gr15" draw:text-style-name="P13" draw:layer="layout" svg:width="5.08cm" svg:height="2.54cm" svg:x="7.299cm" svg:y="20.05cm">
          <text:p text:style-name="P12"><text:span text:style-name="T3">Docker container:</text:span></text:p>
          <text:p text:style-name="P12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445cm" svg:height="0.762cm" svg:x="7.611cm" svg:y="21.343cm">
          <text:p text:style-name="P14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7.731cm" svg:y1="21.703cm" svg:x2="5.572cm" svg:y2="18.90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51:17.386000000</dc:date>
    <meta:editing-duration>PT54M45S</meta:editing-duration>
    <meta:editing-cycles>22</meta:editing-cycles>
    <meta:generator>LibreOffice/6.4.4.2$Windows_X86_64 LibreOffice_project/3d775be2011f3886db32dfd395a6a6d1ca2630ff</meta:generator>
    <meta:document-statistic meta:object-count="33"/>
  </office:meta>
</office:document-meta>
</file>